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99ccff" draw:auto-grow-height="false" fo:min-height="0cm" fo:min-width="0cm"/>
    </style:style>
    <style:style style:name="gr2" style:family="graphic" style:parent-style-name="standard">
      <style:graphic-properties svg:stroke-width="0.5cm" draw:marker-start-width="0.95cm" draw:marker-end-width="0.95cm" draw:fill="solid" draw:fill-color="#999999" draw:auto-grow-height="false" fo:min-height="0cm" fo:min-width="0cm" fo:padding-top="0.375cm" fo:padding-bottom="0.375cm" fo:padding-left="0.5cm" fo:padding-right="0.5cm"/>
    </style:style>
    <style:style style:name="gr3" style:family="graphic" style:parent-style-name="standard">
      <style:graphic-properties svg:stroke-width="0.4cm" draw:marker-start-width="0.8cm" draw:marker-end-width="0.8cm" draw:stroke-linejoin="round" draw:fill="solid" draw:fill-color="#e8b82a" draw:auto-grow-height="false" fo:min-height="0cm" fo:min-width="0cm" fo:padding-top="0.325cm" fo:padding-bottom="0.325cm" fo:padding-left="0.45cm" fo:padding-right="0.45cm"/>
    </style: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layer="layout" svg:width="6cm" svg:height="10cm" svg:x="0.847cm" svg:y="0.847cm">
          <text:p/>
          <draw:enhanced-geometry svg:viewBox="0 0 21600 21600" draw:type="rectangle" draw:enhanced-path="M 0 0 L 21600 0 21600 21600 0 21600 0 0 Z N"/>
        </draw:custom-shape>
        <draw:custom-shape draw:style-name="gr2" draw:layer="layout" svg:width="5cm" svg:height="2.5cm" svg:x="1.347cm" svg:y="7.847cm">
          <draw:glue-point draw:id="12" svg:x="4.999cm" svg:y="0cm"/>
          <draw:glue-point draw:id="13" svg:x="1.461cm" svg:y="1.459cm"/>
          <draw:glue-point draw:id="14" svg:x="0cm" svg:y="4.998cm"/>
          <draw:glue-point draw:id="15" svg:x="1.461cm" svg:y="8.536cm"/>
          <draw:glue-point draw:id="16" svg:x="4.999cm" svg:y="10cm"/>
          <draw:glue-point draw:id="17" svg:x="8.536cm" svg:y="8.536cm"/>
          <draw:glue-point draw:id="18" svg:x="10cm" svg:y="4.998cm"/>
          <draw:glue-point draw:id="19" svg:x="8.536cm" svg:y="1.459cm"/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layer="layout" svg:width="5cm" svg:height="2.5cm" svg:x="1.347cm" svg:y="6.847cm">
          <draw:glue-point draw:id="12" svg:x="4.999cm" svg:y="0cm"/>
          <draw:glue-point draw:id="13" svg:x="1.461cm" svg:y="1.459cm"/>
          <draw:glue-point draw:id="14" svg:x="0cm" svg:y="4.998cm"/>
          <draw:glue-point draw:id="15" svg:x="1.461cm" svg:y="8.536cm"/>
          <draw:glue-point draw:id="16" svg:x="4.999cm" svg:y="10cm"/>
          <draw:glue-point draw:id="17" svg:x="8.536cm" svg:y="8.536cm"/>
          <draw:glue-point draw:id="18" svg:x="10cm" svg:y="4.998cm"/>
          <draw:glue-point draw:id="19" svg:x="8.536cm" svg:y="1.459cm"/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layer="layout" svg:width="5cm" svg:height="2.5cm" svg:x="1.347cm" svg:y="5.847cm">
          <draw:glue-point draw:id="12" svg:x="4.999cm" svg:y="0cm"/>
          <draw:glue-point draw:id="13" svg:x="1.461cm" svg:y="1.459cm"/>
          <draw:glue-point draw:id="14" svg:x="0cm" svg:y="4.998cm"/>
          <draw:glue-point draw:id="15" svg:x="1.461cm" svg:y="8.536cm"/>
          <draw:glue-point draw:id="16" svg:x="4.999cm" svg:y="10cm"/>
          <draw:glue-point draw:id="17" svg:x="8.536cm" svg:y="8.536cm"/>
          <draw:glue-point draw:id="18" svg:x="10cm" svg:y="4.998cm"/>
          <draw:glue-point draw:id="19" svg:x="8.536cm" svg:y="1.459cm"/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layer="layout" svg:width="4cm" svg:height="5.5cm" svg:x="1.847cm" svg:y="1.347cm">
          <text:p/>
          <draw:enhanced-geometry svg:viewBox="0 0 21600 21600" draw:text-areas="?f0 0 ?f2 ?f5" draw:type="down-arrow" draw:modifiers="16212.7613161243 7137.0157460634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847cm" fo:margin-bottom="1.723cm" fo:margin-left="0.847cm" fo:margin-right="0.876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5$Linux OpenOffice.org_project/680m125$Build-8947</meta:generator>
    <meta:creation-date>2005-09-11T23:21:34</meta:creation-date>
    <dc:creator>Hannes Matuschek</dc:creator>
    <dc:date>2005-09-12T16:21:17</dc:date>
    <dc:language>de-DE</dc:language>
    <meta:editing-cycles>5</meta:editing-cycles>
    <meta:editing-duration>PT34M6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